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200%" style:page-number="1"/>
      <style:text-properties style:font-name="Times New Roman" style:font-name-asian="Times New Roman" style:font-name-complex="Times New Roman" fo:font-size="12pt" style:font-size-asian="12pt" style:font-size-complex="12pt"/>
    </style:style>
    <style:style style:name="P8" style:parent-style-name="Standard"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9" style:parent-style-name="Standard"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10" style:parent-style-name="Standard"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11" style:parent-style-name="Standard"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12" style:parent-style-name="Standard"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13" style:parent-style-name="Standard" style:family="paragraph">
      <style:paragraph-properties fo:text-align="center" fo:margin-bottom="0in" fo:line-height="200%"/>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style>
    <style:style style:name="P15" style:parent-style-name="Standard" style:family="paragraph">
      <style:paragraph-properties fo:text-align="center" fo:margin-bottom="0in" fo:line-height="200%"/>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style>
    <style:style style:name="P17" style:parent-style-name="Standard" style:family="paragraph">
      <style:paragraph-properties fo:text-align="center" fo:margin-bottom="0in" fo:line-height="200%"/>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style:style style:name="P19" style:parent-style-name="Standard" style:family="paragraph">
      <style:paragraph-properties fo:text-align="center" fo:margin-bottom="0in" fo:line-height="200%"/>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P21" style:parent-style-name="Standard" style:family="paragraph">
      <style:paragraph-properties fo:text-align="center" fo:margin-bottom="0in" fo:line-height="200%"/>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P23" style:parent-style-name="Standard"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24" style:parent-style-name="Standard"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25" style:parent-style-name="Standard"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26" style:parent-style-name="Standard"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27" style:parent-style-name="Standard" style:family="paragraph">
      <style:text-properties style:font-name="Times New Roman" style:font-name-asian="Times New Roman" style:font-name-complex="Times New Roman" fo:font-size="12pt" style:font-size-asian="12pt" style:font-size-complex="12pt"/>
    </style:style>
    <style:style style:name="P28" style:parent-style-name="Standard" style:family="paragraph">
      <style:paragraph-properties fo:break-before="page" fo:text-align="center" fo:margin-bottom="0in" fo:line-height="200%"/>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style>
    <style:style style:name="P30" style:parent-style-name="Standard" style:family="paragraph">
      <style:paragraph-properties fo:margin-bottom="0in" fo:line-height="200%" fo:text-indent="0.5in"/>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T32" style:parent-style-name="DefaultParagraphFont" style:family="text">
      <style:text-properties style:font-name="Times New Roman" style:font-name-asian="Times New Roman" style:font-name-complex="Times New Roman" fo:font-size="12pt" style:font-size-asian="12pt" style:font-size-complex="12pt"/>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style>
    <style:style style:name="T35" style:parent-style-name="DefaultParagraphFont" style:family="text">
      <style:text-properties style:font-name="Times New Roman" style:font-name-asian="Times New Roman" style:font-name-complex="Times New Roman" fo:font-size="12pt" style:font-size-asian="12pt" style:font-size-complex="12pt"/>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style>
    <style:style style:name="P39" style:parent-style-name="Standard" style:family="paragraph">
      <style:paragraph-properties fo:margin-bottom="0in" fo:line-height="200%" fo:text-indent="0.5in"/>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T46" style:parent-style-name="DefaultParagraphFont" style:family="text">
      <style:text-properties style:font-name="Times New Roman" style:font-name-asian="Times New Roman" style:font-name-complex="Times New Roman" fo:font-size="12pt" style:font-size-asian="12pt" style:font-size-complex="12pt"/>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style>
    <style:style style:name="T48" style:parent-style-name="DefaultParagraphFont" style:family="text">
      <style:text-properties style:font-name="Times New Roman" style:font-name-asian="Times New Roman" style:font-name-complex="Times New Roman" fo:font-size="12pt" style:font-size-asian="12pt" style:font-size-complex="12pt"/>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style>
    <style:style style:name="T50" style:parent-style-name="DefaultParagraphFont" style:family="text">
      <style:text-properties style:font-name="Times New Roman" style:font-name-asian="Times New Roman" style:font-name-complex="Times New Roman" fo:font-size="12pt" style:font-size-asian="12pt" style:font-size-complex="12pt"/>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style>
    <style:style style:name="T52" style:parent-style-name="DefaultParagraphFont" style:family="text">
      <style:text-properties style:font-name="Times New Roman" style:font-name-asian="Times New Roman" style:font-name-complex="Times New Roman" fo:font-size="12pt" style:font-size-asian="12pt" style:font-size-complex="12pt"/>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style>
    <style:style style:name="P54" style:parent-style-name="Standard" style:family="paragraph">
      <style:paragraph-properties fo:margin-bottom="0in" fo:line-height="200%" fo:text-indent="0.5in"/>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T60" style:parent-style-name="DefaultParagraphFont" style:family="text">
      <style:text-properties style:font-name="Times New Roman" style:font-name-asian="Times New Roman" style:font-name-complex="Times New Roman" fo:font-size="12pt" style:font-size-asian="12pt" style:font-size-complex="12pt"/>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P62" style:parent-style-name="Standard" style:family="paragraph">
      <style:paragraph-properties fo:margin-bottom="0in" fo:line-height="200%" fo:text-indent="0.5in"/>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style>
    <style:style style:name="T64" style:parent-style-name="DefaultParagraphFont" style:family="text">
      <style:text-properties style:font-name="Times New Roman" style:font-name-asian="Times New Roman" style:font-name-complex="Times New Roman" fo:font-size="12pt" style:font-size-asian="12pt" style:font-size-complex="12pt"/>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P70" style:parent-style-name="Standard" style:family="paragraph">
      <style:paragraph-properties fo:margin-bottom="0in" fo:line-height="200%" fo:text-indent="0.5in"/>
    </style:style>
    <style:style style:name="T71" style:parent-style-name="DefaultParagraphFont" style:family="text">
      <style:text-properties style:font-name="Times New Roman" style:font-name-asian="Times New Roman" style:font-name-complex="Times New Roman" fo:font-size="12pt" style:font-size-asian="12pt" style:font-size-complex="12pt"/>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T79" style:parent-style-name="DefaultParagraphFont" style:family="text">
      <style:text-properties style:font-name="Times New Roman" style:font-name-asian="Times New Roman" style:font-name-complex="Times New Roman" fo:font-size="12pt" style:font-size-asian="12pt" style:font-size-complex="12pt"/>
    </style:style>
    <style:style style:name="P80" style:parent-style-name="Standard" style:family="paragraph">
      <style:paragraph-properties fo:margin-bottom="0in" fo:line-height="200%" fo:text-indent="0.5in"/>
    </style:style>
    <style:style style:name="T81" style:parent-style-name="DefaultParagraphFont" style:family="text">
      <style:text-properties style:font-name="Times New Roman" style:font-name-asian="Times New Roman" style:font-name-complex="Times New Roman" fo:font-size="12pt" style:font-size-asian="12pt" style:font-size-complex="12pt"/>
    </style:style>
    <style:style style:name="T82" style:parent-style-name="DefaultParagraphFont" style:family="text">
      <style:text-properties style:font-name="Times New Roman" style:font-name-asian="Times New Roman" style:font-name-complex="Times New Roman" fo:font-size="12pt" style:font-size-asian="12pt" style:font-size-complex="12pt"/>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P91" style:parent-style-name="Standard" style:family="paragraph">
      <style:paragraph-properties fo:margin-bottom="0in" fo:line-height="200%" fo:text-indent="0.5in"/>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style>
    <style:style style:name="T102" style:parent-style-name="DefaultParagraphFont" style:family="text">
      <style:text-properties style:font-name="Times New Roman" style:font-name-asian="Times New Roman" style:font-name-complex="Times New Roman" fo:font-size="12pt" style:font-size-asian="12pt" style:font-size-complex="12pt"/>
    </style:style>
    <style:style style:name="P103" style:parent-style-name="Standard" style:family="paragraph">
      <style:paragraph-properties fo:margin-bottom="0in" fo:line-height="200%" fo:text-indent="0.5in"/>
    </style:style>
    <style:style style:name="T104" style:parent-style-name="DefaultParagraphFont" style:family="text">
      <style:text-properties style:font-name="Times New Roman" style:font-name-asian="Times New Roman" style:font-name-complex="Times New Roman" fo:font-size="12pt" style:font-size-asian="12pt" style:font-size-complex="12pt"/>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style>
    <style:style style:name="T106" style:parent-style-name="DefaultParagraphFont" style:family="text">
      <style:text-properties style:font-name="Times New Roman" style:font-name-asian="Times New Roman" style:font-name-complex="Times New Roman" fo:font-size="12pt" style:font-size-asian="12pt" style:font-size-complex="12pt"/>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style>
    <style:style style:name="T108" style:parent-style-name="DefaultParagraphFont" style:family="text">
      <style:text-properties style:font-name="Times New Roman" style:font-name-asian="Times New Roman" style:font-name-complex="Times New Roman" fo:font-size="12pt" style:font-size-asian="12pt" style:font-size-complex="12pt"/>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style>
    <style:style style:name="T112" style:parent-style-name="DefaultParagraphFont" style:family="text">
      <style:text-properties style:font-name="Times New Roman" style:font-name-asian="Times New Roman" style:font-name-complex="Times New Roman" fo:font-size="12pt" style:font-size-asian="12pt" style:font-size-complex="12pt"/>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114" style:parent-style-name="DefaultParagraphFont" style:family="text">
      <style:text-properties style:font-name="Times New Roman" style:font-name-asian="Times New Roman" style:font-name-complex="Times New Roman"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P116" style:parent-style-name="Standard" style:family="paragraph">
      <style:paragraph-properties fo:margin-bottom="0in" fo:line-height="200%" fo:text-indent="0.5in"/>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style>
    <style:style style:name="T125" style:parent-style-name="DefaultParagraphFont" style:family="text">
      <style:text-properties style:font-name="Times New Roman" style:font-name-asian="Times New Roman" style:font-name-complex="Times New Roman" fo:font-size="12pt" style:font-size-asian="12pt" style:font-size-complex="12pt"/>
    </style:style>
    <style:style style:name="P126" style:parent-style-name="Standard" style:family="paragraph">
      <style:paragraph-properties fo:margin-bottom="0in" fo:line-height="200%" fo:text-indent="0.5in"/>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T128" style:parent-style-name="DefaultParagraphFont" style:family="text">
      <style:text-properties style:font-name="Times New Roman" style:font-name-asian="Times New Roman" style:font-name-complex="Times New Roman"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size="12pt" style:font-size-asian="12pt" style:font-size-complex="12pt"/>
    </style:style>
    <style:style style:name="T130" style:parent-style-name="DefaultParagraphFont" style:family="text">
      <style:text-properties style:font-name="Times New Roman" style:font-name-asian="Times New Roman" style:font-name-complex="Times New Roman" fo:font-size="12pt" style:font-size-asian="12pt" style:font-size-complex="12pt"/>
    </style:style>
    <style:style style:name="T131" style:parent-style-name="DefaultParagraphFont" style:family="text">
      <style:text-properties style:font-name="Times New Roman" style:font-name-asian="Times New Roman" style:font-name-complex="Times New Roman" fo:font-size="12pt" style:font-size-asian="12pt" style:font-size-complex="12pt"/>
    </style:style>
    <style:style style:name="T132" style:parent-style-name="DefaultParagraphFont" style:family="text">
      <style:text-properties style:font-name="Times New Roman" style:font-name-asian="Times New Roman" style:font-name-complex="Times New Roman" fo:font-size="12pt" style:font-size-asian="12pt" style:font-size-complex="12pt"/>
    </style:style>
    <style:style style:name="T133" style:parent-style-name="DefaultParagraphFont" style:family="text">
      <style:text-properties style:font-name="Times New Roman" style:font-name-asian="Times New Roman" style:font-name-complex="Times New Roman" fo:font-size="12pt" style:font-size-asian="12pt" style:font-size-complex="12pt"/>
    </style:style>
    <style:style style:name="T134" style:parent-style-name="DefaultParagraphFont" style:family="text">
      <style:text-properties style:font-name="Times New Roman" style:font-name-asian="Times New Roman" style:font-name-complex="Times New Roman" fo:font-size="12pt" style:font-size-asian="12pt" style:font-size-complex="12pt"/>
    </style:style>
    <style:style style:name="P135" style:parent-style-name="Standard" style:family="paragraph">
      <style:paragraph-properties fo:margin-bottom="0in" fo:line-height="200%" fo:text-indent="0.5in"/>
    </style:style>
    <style:style style:name="T136" style:parent-style-name="DefaultParagraphFont" style:family="text">
      <style:text-properties style:font-name="Times New Roman" style:font-name-asian="Times New Roman" style:font-name-complex="Times New Roman" fo:font-size="12pt" style:font-size-asian="12pt" style:font-size-complex="12pt"/>
    </style:style>
    <style:style style:name="T137" style:parent-style-name="DefaultParagraphFont" style:family="text">
      <style:text-properties style:font-name="Times New Roman" style:font-name-asian="Times New Roman" style:font-name-complex="Times New Roman" fo:font-size="12pt" style:font-size-asian="12pt" style:font-size-complex="12pt"/>
    </style:style>
    <style:style style:name="T138" style:parent-style-name="DefaultParagraphFont" style:family="text">
      <style:text-properties style:font-name="Times New Roman" style:font-name-asian="Times New Roman" style:font-name-complex="Times New Roman" fo:font-size="12pt" style:font-size-asian="12pt" style:font-size-complex="12pt"/>
    </style:style>
    <style:style style:name="T139" style:parent-style-name="DefaultParagraphFont" style:family="text">
      <style:text-properties style:font-name="Times New Roman" style:font-name-asian="Times New Roman" style:font-name-complex="Times New Roman" fo:font-size="12pt" style:font-size-asian="12pt" style:font-size-complex="12pt"/>
    </style:style>
    <style:style style:name="T140" style:parent-style-name="DefaultParagraphFont" style:family="text">
      <style:text-properties style:font-name="Times New Roman" style:font-name-asian="Times New Roman" style:font-name-complex="Times New Roman" fo:font-size="12pt" style:font-size-asian="12pt" style:font-size-complex="12pt"/>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style>
    <style:style style:name="T142" style:parent-style-name="DefaultParagraphFont" style:family="text">
      <style:text-properties style:font-name="Times New Roman" style:font-name-asian="Times New Roman" style:font-name-complex="Times New Roman" fo:font-size="12pt" style:font-size-asian="12pt" style:font-size-complex="12pt"/>
    </style:style>
    <style:style style:name="P143" style:parent-style-name="Standard" style:family="paragraph">
      <style:paragraph-properties fo:break-before="page" fo:text-align="center"/>
    </style:style>
    <style:style style:name="T144" style:parent-style-name="DefaultParagraphFont" style:family="text">
      <style:text-properties style:font-name="Times New Roman" style:font-name-asian="Times New Roman" style:font-name-complex="Times New Roman" fo:font-size="12pt" style:font-size-asian="12pt" style:font-size-complex="12pt"/>
    </style:style>
    <style:style style:name="T145" style:parent-style-name="DefaultParagraphFont" style:family="text">
      <style:text-properties style:font-name="Times New Roman" style:font-name-asian="Times New Roman" style:font-name-complex="Times New Roman" fo:font-size="12pt" style:font-size-asian="12pt" style:font-size-complex="12pt"/>
    </style:style>
    <style:style style:name="P146" style:parent-style-name="Standard" style:family="paragraph">
      <style:paragraph-properties fo:margin-top="0.2361in" fo:margin-bottom="0.2083in" fo:line-height="200%" fo:margin-left="0.4305in" fo:text-indent="-0.2222in">
        <style:tab-stops/>
      </style:paragraph-properties>
    </style:style>
    <style:style style:name="T147"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48" style:parent-style-name="Standard" style:family="paragraph">
      <style:paragraph-properties fo:margin-top="0.2361in" fo:margin-bottom="0.2083in" fo:line-height="200%" fo:margin-left="0.4305in" fo:text-indent="-0.2222in">
        <style:tab-stops/>
      </style:paragraph-properties>
    </style:style>
    <style:style style:name="T149"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50"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51" style:parent-style-name="Standard" style:family="paragraph">
      <style:paragraph-properties fo:margin-top="0.2361in" fo:margin-bottom="0.2083in" fo:line-height="200%" fo:margin-left="0.4305in" fo:text-indent="-0.2222in">
        <style:tab-stops/>
      </style:paragraph-properties>
    </style:style>
    <style:style style:name="T152"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53"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54" style:parent-style-name="Standard" style:family="paragraph">
      <style:paragraph-properties fo:margin-top="0.2361in" fo:margin-bottom="0.2083in" fo:line-height="200%" fo:margin-left="0.4305in" fo:text-indent="-0.2222in">
        <style:tab-stops/>
      </style:paragraph-properties>
    </style:style>
    <style:style style:name="T155"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56"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57" style:parent-style-name="DefaultParagraphFont" style:family="text">
      <style:text-properties style:font-name="Times New Roman" style:font-name-asian="Times New Roman" style:font-name-complex="Times New Roman" fo:font-style="italic" style:font-style-asian="italic" fo:color="#333333" fo:font-size="12pt" style:font-size-asian="12pt" style:font-size-complex="12pt"/>
    </style:style>
    <style:style style:name="T158"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59" style:parent-style-name="DefaultParagraphFont" style:family="text">
      <style:text-properties style:font-name="Times New Roman" style:font-name-asian="Times New Roman" style:font-name-complex="Times New Roman" fo:font-style="italic" style:font-style-asian="italic" fo:color="#333333" fo:font-size="12pt" style:font-size-asian="12pt" style:font-size-complex="12pt"/>
    </style:style>
    <style:style style:name="T160"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61" style:parent-style-name="Standard" style:family="paragraph">
      <style:paragraph-properties fo:margin-top="0.2361in" fo:margin-bottom="0.2083in" fo:line-height="200%" fo:margin-left="0.4305in" fo:text-indent="-0.2222in">
        <style:tab-stops/>
      </style:paragraph-properties>
    </style:style>
    <style:style style:name="T162"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63"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64" style:parent-style-name="DefaultParagraphFont" style:family="text">
      <style:text-properties style:font-name="Times New Roman" style:font-name-asian="Times New Roman" style:font-name-complex="Times New Roman" fo:font-style="italic" style:font-style-asian="italic" fo:color="#333333" fo:font-size="12pt" style:font-size-asian="12pt" style:font-size-complex="12pt"/>
    </style:style>
    <style:style style:name="T165"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66" style:parent-style-name="DefaultParagraphFont" style:family="text">
      <style:text-properties style:font-name="Times New Roman" style:font-name-asian="Times New Roman" style:font-name-complex="Times New Roman" fo:font-style="italic" style:font-style-asian="italic" fo:color="#333333" fo:font-size="12pt" style:font-size-asian="12pt" style:font-size-complex="12pt"/>
    </style:style>
    <style:style style:name="T167"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68" style:parent-style-name="Standard" style:family="paragraph">
      <style:paragraph-properties fo:margin-top="0.2361in" fo:margin-bottom="0.2083in" fo:line-height="200%" fo:margin-left="0.4305in" fo:text-indent="-0.2222in">
        <style:tab-stops/>
      </style:paragraph-properties>
    </style:style>
    <style:style style:name="T169"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70"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71" style:parent-style-name="Standard" style:family="paragraph">
      <style:paragraph-properties fo:margin-top="0.2361in" fo:margin-bottom="0.2083in" fo:line-height="200%" fo:margin-left="0.4305in" fo:text-indent="-0.2222in">
        <style:tab-stops/>
      </style:paragraph-properties>
    </style:style>
    <style:style style:name="T172"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73" style:parent-style-name="Standard" style:family="paragraph">
      <style:paragraph-properties fo:margin-top="0.2361in" fo:margin-bottom="0.2083in" fo:line-height="200%" fo:margin-left="0.4305in" fo:text-indent="-0.2222in">
        <style:tab-stops/>
      </style:paragraph-properties>
    </style:style>
    <style:style style:name="T174"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75"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76" style:parent-style-name="Standard" style:family="paragraph">
      <style:paragraph-properties fo:margin-top="0.2361in" fo:margin-bottom="0.2083in" fo:line-height="200%" fo:margin-left="0.4305in" fo:text-indent="-0.2222in">
        <style:tab-stops/>
      </style:paragraph-properties>
    </style:style>
    <style:style style:name="T177"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78" style:parent-style-name="Standard" style:family="paragraph">
      <style:paragraph-properties fo:margin-top="0.2361in" fo:margin-bottom="0.2083in" fo:line-height="200%" fo:margin-left="0.4305in" fo:text-indent="-0.2222in">
        <style:tab-stops/>
      </style:paragraph-properties>
    </style:style>
    <style:style style:name="T179"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80"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81" style:parent-style-name="Standard" style:family="paragraph">
      <style:paragraph-properties fo:margin-top="0.2361in" fo:margin-bottom="0.2083in" fo:line-height="200%" fo:margin-left="0.4305in" fo:text-indent="-0.2222in">
        <style:tab-stops/>
      </style:paragraph-properties>
    </style:style>
    <style:style style:name="T182"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83"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84" style:parent-style-name="Standard" style:family="paragraph">
      <style:paragraph-properties fo:margin-top="0.2361in" fo:margin-bottom="0.2083in" fo:line-height="200%" fo:margin-left="0.4305in" fo:text-indent="-0.2222in">
        <style:tab-stops/>
      </style:paragraph-properties>
    </style:style>
    <style:style style:name="T185"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86"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87" style:parent-style-name="DefaultParagraphFont" style:family="text">
      <style:text-properties style:font-name="Times New Roman" style:font-name-asian="Times New Roman" style:font-name-complex="Times New Roman" fo:font-style="italic" style:font-style-asian="italic" fo:color="#333333" fo:font-size="12pt" style:font-size-asian="12pt" style:font-size-complex="12pt"/>
    </style:style>
    <style:style style:name="T188"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89" style:parent-style-name="DefaultParagraphFont" style:family="text">
      <style:text-properties style:font-name="Times New Roman" style:font-name-asian="Times New Roman" style:font-name-complex="Times New Roman" fo:font-style="italic" style:font-style-asian="italic" fo:color="#333333" fo:font-size="12pt" style:font-size-asian="12pt" style:font-size-complex="12pt"/>
    </style:style>
    <style:style style:name="T190"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91" style:parent-style-name="Standard" style:family="paragraph">
      <style:paragraph-properties fo:margin-top="0.2361in" fo:margin-bottom="0.2083in" fo:line-height="200%" fo:margin-left="0.4305in" fo:text-indent="-0.2222in">
        <style:tab-stops/>
      </style:paragraph-properties>
    </style:style>
    <style:style style:name="T192"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193"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194" style:parent-style-name="Standard" style:family="paragraph">
      <style:paragraph-properties fo:margin-bottom="0in" fo:line-height="200%"/>
    </style:style>
  </office:automatic-styles>
  <office:body>
    <office:text text:use-soft-page-breaks="true">
      <text:p text:style-name="P1"/>
      <text:p text:style-name="P8"/>
      <text:p text:style-name="P9"/>
      <text:p text:style-name="P10"/>
      <text:p text:style-name="P11"/>
      <text:p text:style-name="P12"/>
      <text:p text:style-name="P13"><text:span text:style-name="T14">5G Network</text:span></text:p>
      <text:p text:style-name="P15"><text:span text:style-name="T16">Reuben Perry</text:span></text:p>
      <text:p text:style-name="P17"><text:span text:style-name="T18">ISSC341: Introduction to Networking</text:span></text:p>
      <text:p text:style-name="P19"><text:span text:style-name="T20">Dr. Jose Bernier</text:span></text:p>
      <text:p text:style-name="P21"><text:span text:style-name="T22">28 January 2018</text:span></text:p>
      <text:p text:style-name="P23"/>
      <text:p text:style-name="P24"/>
      <text:p text:style-name="P25"/>
      <text:p text:style-name="P26"/>
      <text:p text:style-name="P27"/>
      <text:soft-page-break/>
      <text:p text:style-name="P28"><text:span text:style-name="T29">5G Network: Future of Telecommunication</text:span></text:p>
      <text:p text:style-name="P30"><text:span text:style-name="T31">What is 5G? Is it just a faster mobile<text:s/></text:span><text:span text:style-name="T32">network? 5G is much more than just a faster wireless network. It is a technology that will mold the new era of communication and allow great advances within years to come. The enthusiasm of the 5th generation of mobile networks (5G) is radiating globally.<text:s/></text:span><text:span text:style-name="T33">At a time when it seems that 4G LTE networks finally became widespread, there is new talk of a revolutionary network that will humiliate the speed of 4G. It is proposed that 5G will be 100 times faster than the current speed of 4G LTE. The target download<text:s/></text:span><text:span text:style-name="T34">speed of 5G networks will peak at approximately 20 Gbps. In comparison, the target home network speed to avoid lag and have reliable internet connection is only about 20 Mbps. However, <text:s/>it is important to not have the expectation that 5G networks will star</text:span><text:span text:style-name="T35">t at the maximum download speed of 20 Gbps. Rather, it will most likely start at approximately 100 Mbps. The speed of 100Mbps is still an efficient and fast network. In contrast, 4G LTE has a peak download speed of 50 Mbps but typically ranges between 5 Mb</text:span><text:span text:style-name="T36">ps to 12 Mbps.This is an incredible time to live as technology continues to advance. Many still feel that dial-up internet was a communication asset just a few years ago. People were just excited to utilize AOL instant messenger and were willing to wait fi</text:span><text:span text:style-name="T37">ve minutes for a website to load. Internet speed wasn’t a problem as long as it functioned correctly. The implementation of 5G will consist of speeds that many individuals could fathom was a possibility. Although 5G has yet to be utilized, the path to the<text:s/></text:span><text:span text:style-name="T38">first 5G network is already in place.</text:span></text:p>
      <text:p text:style-name="P39"><text:span text:style-name="T40">The history of mobile networks for cellular use has evolved a lot within recent decades. Originally, cell phones deployed 1G networks in 1980 for simple voice communication. This technology was revolutionary at the ti</text:span><text:span text:style-name="T41">me to allow users to make phone calls without having to use a phone at home, office, or finding a pay phone. The first cell phones costs approximately<text:s/></text:span><text:soft-page-break/><text:span text:style-name="T42">$4,000 and had a battery life of 20 minutes. People were impressed that a wireless phone was able to make</text:span><text:span text:style-name="T43"><text:s/>phone calls and have real-time communication with another individual in another country. Later in 1990, 2G networks were introduced to allow text messaging. Text messaging was imperative for digital text communication from mobile device to mobile device.<text:s/></text:span><text:span text:style-name="T44">Text messaging allowed users to compose simple messages to each other without the necessity of composing an email or leaving a time consuming voice message. Text messages were great to get a simple and short message communicated to another individual. Phon</text:span><text:span text:style-name="T45">es capable of utilizing 2G had a screen that could do more than just send text messages and make phone calls. They could also play simple games such as Snake or Tetris. The establishment of 3G networks, in the year 2000 finally allowed users to access the<text:s/></text:span><text:span text:style-name="T46">internet with their mobile devices. This opened the door for the utilization of smartphones of which modified the way cell phones are used. Unfortunately, 3G networks were sluggish and led to a great deal of lag. Phones utilizing 3G could access various we</text:span><text:span text:style-name="T47">bsites and view photos but struggled with video streaming and video downloads. However, like dial-up internet, people were excited to access the internet through the convenience of their personal cell phone. Prior to 3G, people had to access the internet f</text:span><text:span text:style-name="T48">rom a computer at home, work, or an internet cafe. Fortunately, the modern day 4G has allowed users to access the internet with minimal lag. Streaming video is now easily accessible with most 4G devices. However, more mobile devices are accessing the inter</text:span><text:span text:style-name="T49">net than the current 4G network can handle. These devices include smartphones, smartwatches, smartglasses, cars, and much more. Additionally, high definition streaming is more demanding than ever of which has some lag with the 4G speeds. As technology adva</text:span><text:span text:style-name="T50">nces, people are wanting to have a faster mobile network connection. The demand for a faster network has derived from affordable mobile devices and higher demand to use mobile devices for network resources. With mobile providers<text:s/></text:span><text:soft-page-break/><text:span text:style-name="T51">offering unlimited data pla</text:span><text:span text:style-name="T52">ns, conventional MIMO (multi input and multi output) cell towers are slowing down due to lack of required bandwidth to support the overwhelming demand of network connectivity. Professionals are discovering that 4G is beginning to reach its limit and theref</text:span><text:span text:style-name="T53">ore society is in demand of finding a new generation for mobile connectivity, hence the invention of the 5G network.</text:span></text:p>
      <text:p text:style-name="P54"><text:span text:style-name="T55">At the surface, 5G may seem to be simplistic and easily attainable. The average user may not realize the prerequisites to make such an adv</text:span><text:span text:style-name="T56">ance network function without error. Thus, the implementation of new technological advances is essential to make 5G function correctly. Some technological advances that will need to function simultaneously and harmoniously are millimeter waves, small cells</text:span><text:span text:style-name="T57">, Massive MIMO, beamforming, and full duplex transmission waives. When these technologies can function accurately, efficiently, and collectively then society can reap the benefits of a fully functional 5G wireless mobile network. It is critical for 5G to d</text:span><text:span text:style-name="T58">evelop as more and more devices connect to wireless networks. The internet of things, also known as IoT, consist of augmented reality, virtual reality, smartwatches, smartglasses, home appliances, autonomous vehicles, robots and various devices such as dro</text:span><text:span text:style-name="T59">nes will be connecting to mobile networks. These devices will be used to evolve the way humans interact on the mobile network. It almost seems that everything will be connected to the internet. Even devices to assist healthcare providers will be utilized o</text:span><text:span text:style-name="T60">n the 5G network of which will be discussed later. 5G will be a vehicle to allow these technologies to develop and enter into a new era of automation of which everything that utilizes some form of a computer will be connected to the wireless mobile network</text:span><text:span text:style-name="T61">.</text:span></text:p>
      <text:p text:style-name="P62"><text:span text:style-name="T63">Current mobile networks operate at the heavily congested frequency range of 700 MHz to 2.6 GHz. Majority of devices that transmit wireless waves utilize the frequency space below 6<text:s/></text:span><text:soft-page-break/><text:span text:style-name="T64">GHz. The overpopulated frequency range is producing bandwidth complicati</text:span><text:span text:style-name="T65">ons of which 5G network will need to overcome. Not only bandwidth is affected, but the transmission signals themselves are interfering with each other. Society is already starting to experience mobile network lag in heavily populated areas such as New York</text:span><text:span text:style-name="T66"><text:s/>city and Los Angeles. By the year 2020, current mobile networks will be a problem and speeds will be heavily reduced if a solution is not presented. The 5G network is looking to deploy millimeter waves to mitigate this exact issue. By operating at a diffe</text:span><text:span text:style-name="T67">rent frequency range, it will not need to compete with the current bottleneck frequency range that wireless transmission waves are currently operating at. The 5G network is looking to implement frequencies between 30 GHz and 300 GHz. This frequency range h</text:span><text:span text:style-name="T68">as not been used by mobile devices and therefore offers is a lot of open real estate for the upcoming futuristic network. The millimeter wave got its name from the size of the waves produced in transmission. Current wireless waves below 6 GHz obtain waves<text:s/></text:span><text:span text:style-name="T69">that are 10s of centimeters in length. Millimeter waves will have waves that are only millimeters in size due to the high frequency.</text:span></text:p>
      <text:p text:style-name="P70"><text:span text:style-name="T71">Millimeter waves may seem like an easy solution for the upcoming 5G network; however, there are many problems associated w</text:span><text:span text:style-name="T72">ith this frequency range. In 2013, NYU Wireless completed some test at the range of 28 GHz to 38 GHz and found some interesting outcomes. The waves were able to transmit easily in open air and operate with minimal interference through untinted glass. Rain<text:s/></text:span><text:span text:style-name="T73">was feared to interfere with the waves at this frequency but NYU Wireless found that rain did not contribute much obstruction to the wave transmission at this high of a frequency. Unfortunately, they found that physical barriers such as concrete and tinted</text:span><text:span text:style-name="T74"><text:s/>glass impeded the ability for the waves to transmit. NYU Wireless found that a solution to this problem was to implement wireless access points, WAP, to allow signal into buildings.<text:s/></text:span><text:soft-page-break/><text:span text:style-name="T75">Nonetheless, 5G is looking to exploit the range of 30 GHz to 300 GHz. Unf</text:span><text:span text:style-name="T76">ortunately, IEEE found that some everyday obstacles such as rain and plants will hamper wave transportation at this frequency. One way to mitigate this problem is to plant thousands of small cells of which will be discussed later. The sensitivity may have<text:s/></text:span><text:span text:style-name="T77">to do with the miniature wave lengths operating at a higher frequency. Shorter wavelengths cannot travel as far as larger wavelengths due to the energy required to travel. Scientists have found this to be true with all types of waves to include light wavel</text:span><text:span text:style-name="T78">engths. It has been proven that shorter wavelengths have more energy than longer wavelengths and thus do not travel as far. The 5G millimeter frequency range may still be employed but solutions to these known problems will need to be inplace for 5G to work</text:span><text:span text:style-name="T79"><text:s/>correctly. Fortunately, there seems to be a plan in place for each of these concerns.</text:span></text:p>
      <text:p text:style-name="P80"><text:span text:style-name="T81">Currently, wireless mobile signal is broadcasted by large cell towers. Cell towers have the capability of offering signal to phones that are approximately 45 miles away</text:span><text:span text:style-name="T82">. However, physical barriers may minimize the strength of signal reaching the user. This could be a huge hindrance to 5G networks of which something as simple as rain hinders network transmission. One of the solutions to this problem is to deploy small cel</text:span><text:span text:style-name="T83">ls to populated areas. Small cells are used to relay signal from the cell tower. It is almost as if hotspots will be placed throughout the city. It is estimated that cities will have thousands of small cells to allow 5G networks to operate properly. It’s p</text:span><text:span text:style-name="T84">redicted that small cells could be as close as 250 meters away from each other to offer signal to mobile devices.This will mitigate the obstacle of any physical barrier altering the signal of 5G. Smartphones will have the capability to switch from one smal</text:span><text:span text:style-name="T85">l cell signal to another automatically just as phones currently switch from one cell tower to another for signal strength. Some metropolitan areas are beginning to employ small cells throughout the city in preparation of the upcoming 5G network. However, t</text:span><text:span text:style-name="T86">hese small cells can be beneficial for 4G as well in the<text:s/></text:span><text:soft-page-break/><text:span text:style-name="T87">meantime. For instance, Minneapolis has the goal of installing thousands of small cells prior to the upcoming Super Bowl. This will allow Minneapolis meet the demand of providing wireless connectivit</text:span><text:span text:style-name="T88">y to increase of mobile devices utilizing the cell towers. This will also put Minneapolis in a good situation to implement the upcoming 5G network. One of the challenges of small cell technology is the price to have thousands and thousands of small cells i</text:span><text:span text:style-name="T89">nstalled throughout thousands of cities. The time it will take to have small cells installed will also hinder 5G from becoming widespread. This is one of the reasons why 5G will take some time to become the primary means of mobile network connectivity. Pro</text:span><text:span text:style-name="T90">fessionals estimate that it could take up to five years from the time of implementation to become widespread.</text:span></text:p>
      <text:p text:style-name="P91"><text:span text:style-name="T92">Currently, cell towers utilize point-to-point MIMO. As mentioned, these towers have the ability to reach phones within a 45 mile radius. Unfortun</text:span><text:span text:style-name="T93">ately, point-to-point MIMO is running into the major problem of producing enough bandwidth to support the growing number of devices that connect to these towers. To mitigate this problem for the upcoming 5G network, Massive MIMO towers will be installed to</text:span><text:span text:style-name="T94"><text:s/>allow more connectivity. Although Massive MIMO is the most common name for this technology, it is also known as Very Large MIMO, Hyper MIMO, Full-Dimension MIMO, and ARGOS. The idea behind Massive MIMO is that the cell tower will consist of approximately<text:s/></text:span><text:span text:style-name="T95">100 small antennas of which will broadcast data to mobile devices and to small cells. Massive MEMO can also be installed on top of buildings because this new technology does not require a lot of infrastructure. Massive MEMO does not require a lot of energy</text:span><text:span text:style-name="T96"><text:s/>to operate so it is not difficult for companies to implement within a close proximity of their business. With each of the small antennas broadcasting network signals, many network professional were concerned with the signals colliding and interfering with</text:span><text:span text:style-name="T97"><text:s/>each other. To mitigate this problem, Massive MIMO is implementing a new technology known as<text:s/></text:span><text:soft-page-break/><text:span text:style-name="T98">beamforming to direct signal in a single direction. Currently, conventional MIMOs will broadcast signal in every direction. Beamforming will allow each small ante</text:span><text:span text:style-name="T99">nna to direct signal in one direction to avoid collision. For this reason, beamforming is essential for the 5G network to function smoothly without signal latency. It is estimated that Massive MIMO will have ten times more capacity than conventional MIMO.<text:s/></text:span><text:span text:style-name="T100">Although the capacity has increased 10 fold, Massive MIMO is able to save power consumption by the way it functions. This is critical since conserving energy is one of the major concerns in today’s society. One of the major dilemmas associated with Massive</text:span><text:span text:style-name="T101"><text:s/>MIMO is cost efficiency. Unfortunately, implementing Massive MIMO throughout the United States will require a large source of funds. Making budget to Massive MIMO to allow the installation of thousands of towers may result in hardware imperfections. Cheap</text:span><text:span text:style-name="T102"><text:s/>hardware may be utilized of which may bring its own problems when 5G is deployed to the public. Fortunately, companies such as Sprint and Verizon are already testing massive MIMO and correcting any imperfections discovered. <text:s text:c="2"/></text:span></text:p>
      <text:p text:style-name="P103"><text:span text:style-name="T104">The technological requiremen</text:span><text:span text:style-name="T105">ts to produce a fully functional 5G network is absolutely fascinating. Just as each generation of mobile wireless networks has brought new advances to technology, 5G may possibly bring forth the greatest advances. Although it is impossible to predict futur</text:span><text:span text:style-name="T106">e technology with confidence, professionals can get an idea of what it may look like with current projects by various companies. For instance, the autonomous automobile will be a possibility with 5G networks. Automobiles will be able to communicate with ea</text:span><text:span text:style-name="T107">ch other to avoid collisions and allow traffic to flow with ease. An instant and reliable network will be absolutely vital to allowing the autonomous automobile to function correctly. 5G will not only allow vehicles to have instant communication, but it wi</text:span><text:span text:style-name="T108">ll also allow in car features that drivers and passengers long for. For instance, HD video can be streamed within the vehicle so that<text:s/></text:span><text:soft-page-break/><text:span text:style-name="T109">passengers can catch up with their shows and movies on various websites. The autonomous drone may also be a possibility wi</text:span><text:span text:style-name="T110">th the 5G network. Drones will be able to drop off and pick up packages and even passengers. Passengers may be able to commute easily without having to deal with traffic in robust metropolitan areas like New York and Los Angeles. The time that will be save</text:span><text:span text:style-name="T111">d from traveling will allow individuals to spend more time with family or accomplishing personal goals. Healthcare may also be completely revolutionized with 5G. Doctors will have the capabilities of live streaming video with medics in an ambulance as they</text:span><text:span text:style-name="T112"><text:s/>transport passengers to the hospital. The utilization of robots may also be used by doctors. As passengers are enroute to hospitals, doctors can feel like they are with the patient in person with the help of virtual reality. Doctors may also utilize robot</text:span><text:span text:style-name="T113">s from a remote location to accomplish simple procedures and assist the medics. Lives will be saved due to the 5G network allowing real-time communication in a whole new way. The global implication of healthcare can also reap benefits through 5G as patient</text:span><text:span text:style-name="T114">s will have the capability of reaching healthcare providers anywhere in the world. This can be beneficial to any individual that may reside in a nation that is not suite to provide the healthcare for their specific needs. For instance, somebody dwelling in</text:span><text:span text:style-name="T115"><text:s/>the middle east can request a doctor in the United States without having to travel. This may also be beneficial to military members serving our nation to communicate with doctors at home when they are unable to see a physician in the United States.</text:span></text:p>
      <text:p text:style-name="P116"><text:span text:style-name="T117">With<text:s/></text:span><text:span text:style-name="T118">previous generations of mobile networks, various security measures were set in place to deter security threats. For instance, first generation networks employed encryption to avoid eavesdropping on phone calls. Later, sim cards were introduced for authenti</text:span><text:span text:style-name="T119">cation so that individuals could not commit fraud. Fraud was committed by individuals making calls so that charges were made to other subscribers. When 3G became the new mobile network standard,<text:s/></text:span><text:soft-page-break/><text:span text:style-name="T120">authentication was utilized to verify phone identity and stro</text:span><text:span text:style-name="T121">nger encryption measures came into play. Finally, with 4G networks, encryption is driven deeper into the base station to heighten security. Due to the use of 5G networks, security will be a primary concern with the new mobile network. With this new network</text:span><text:span text:style-name="T122"><text:s/>supporting healthcare and transportation, improper security could result in the loss of a human life. Although security should be practiced on the user side, it should also be implemented on the new network standard. 5G is adding a whole new dimension to<text:s/></text:span><text:span text:style-name="T123">mobile networking. Therefore, new security measures will be required for a secure connection. 5G will have heightened security through network slicing. Network slicing will subdivide networks the same way VLANs are created to seperate groups and devices. S</text:span><text:span text:style-name="T124">ecurity will also be heightened innacting new trust models. The new trust models will need to be developed so that attackers cannot access vital data that may be transmitted on the new network. The mass information flowing could contain sensitive data so i</text:span><text:span text:style-name="T125">t is important to protect the data as much as possible. <text:s/></text:span></text:p>
      <text:p text:style-name="P126"><text:span text:style-name="T127">There are many companies involved with 5G. In fact, many of the major mobile carriers are making the same claim of being the first to deploy 5G. No company has yes to utilize 5G and the general popu</text:span><text:span text:style-name="T128">lation still awaits to see who will be the first to utilize this technology. Verizon plans on implementing a home 5G internet service of which people will have 5G within their homes in select areas. Verizon plans to first deploy this technology in Sacramen</text:span><text:span text:style-name="T129">to, California. Likewise, AT&amp;T is making the same claims of becoming the first company to deploy the 5G network. AT&amp;T already implement Evolution 5G of which is not 5G but more similar to 4G LTE. T-Mobile seems to be taking a different route to 5G than eve</text:span><text:span text:style-name="T130">rybody else. T-Mobile is making the claim of deploying 5G on a 600 MHz spectrum first and later working the 5G network to different frequencies. Qualcomm and Ericsson are other notable companies that are making<text:s/></text:span><text:soft-page-break/><text:span text:style-name="T131">significant contributions to the future 5G ne</text:span><text:span text:style-name="T132">twork. They recently worked with Verizon to test Massive MIMO in Irvine, California. The United States made a hefty contribution of $400 million dollars to the development of the 5G network. The United States is determined to become the first nation to dep</text:span><text:span text:style-name="T133">loy this technology and be the global leader in wireless technology. Some may find it surprising that Intel is also working hard on the development of the 5G network and plans to showcase the network at the 2018 Winter Olympics. The United States governmen</text:span><text:span text:style-name="T134">t and many companies are determined to deploy the futuristic 5G network within the near future. <text:s text:c="2"/></text:span></text:p>
      <text:p text:style-name="P135"><text:span text:style-name="T136">It seems that since the invention of the first cell phone in the early 1980s, there have been major advancements in the wireless network technologies. It is<text:s/></text:span><text:span text:style-name="T137">mind boggling to think that the next wireless mobile network will have the capabilities of producing multi-gigabit per second speeds. This is a huge advancement from the currently utilized 4G LTE network of which typically consists of speeds around 12 Mbps</text:span><text:span text:style-name="T138"><text:s/>to 15 Mbps. The global implications of such a network will change the way the world runs. Lives will be saved as doctors will be able to utilize the newly developed network to implement virtual reality to help patients enroute to the hospital or in a remo</text:span><text:span text:style-name="T139">te location. Transportation will forever be altered with autonomous vehicles transporting individuals to various locations. The whole infrastructure of wireless mobile networks will be drastically changed with the utilization of small cells, Massive MIMOs,</text:span><text:span text:style-name="T140"><text:s/>beamforming, and a whole new spectrum of frequencies in the utilization of the network. Not only is the 5G a whole new technology but it’s implementing many new technologies as well. Many companies are involved with the project. Verizon, AT&amp;T, Sprint, T-M</text:span><text:span text:style-name="T141">obile, Intel, Qualcomm, Ericsson, and the United States government are all invested into the project just as<text:s/></text:span><text:soft-page-break/><text:span text:style-name="T142">many more companies are also contributing as well. 5G seems mysterious and futuristic but it will be apart of modern everyday life soon. <text:s text:c="6"/></text:span></text:p>
      <text:soft-page-break/>
      <text:p text:style-name="P143"><text:span text:style-name="T144">Ref</text:span><text:span text:style-name="T145">erence</text:span></text:p>
      <text:p text:style-name="P146"><text:bookmark-start text:name="_gjdgxs"/><text:bookmark-end text:name="_gjdgxs"/><text:span text:style-name="T147">5G Powered by Intel® Technology. (n.d.). Retrieved January 28, 2018, from https://www.intel.com/content/www/us/en/wireless-network/5g-technology-overview.html</text:span></text:p>
      <text:p text:style-name="P148"><text:bookmark-start text:name="_gjdgxs1"/><text:bookmark-end text:name="_gjdgxs1"/><text:span text:style-name="T149">Fact Sheet: Administration Announces an Advanced Wireless Research Initiative, Building on</text:span><text:span text:style-name="T150"><text:s/>President's Legacy of Forward-Leaning Broadband Policy. (2016, July 15). Retrieved January 28, 2018, from https://obamawhitehouse.archives.gov/the-press-office/2016/07/15/fact-sheet-administration-announces-advanced-wireless-research</text:span></text:p>
      <text:p text:style-name="P151"><text:bookmark-start text:name="_gjdgxs2"/><text:bookmark-end text:name="_gjdgxs2"/><text:span text:style-name="T152">Johnson, J. (2018, Ja</text:span><text:span text:style-name="T153">nuary 19). This week in 5G: small cells everywhere! Retrieved January 28, 2018, from https://www.ctia.org/industry-data/blog-details/blog-posts/this-week-in-5g-small-cells-everywhere!</text:span></text:p>
      <text:p text:style-name="P154"><text:bookmark-start text:name="_gjdgxs3"/><text:bookmark-end text:name="_gjdgxs3"/><text:span text:style-name="T155">Kwadwo Agyapong, P., Iwamura, M., Staehle, D., Kiess, W., &amp; Benjebbour,<text:s/></text:span><text:span text:style-name="T156">A. (2014, November 21 ). Design considerations for a 5G network architecture.<text:s/></text:span><text:span text:style-name="T157">IEEE Communications Magazine</text:span><text:span text:style-name="T158">,<text:s/></text:span><text:span text:style-name="T159">52</text:span><text:span text:style-name="T160">(11), 65-75. doi:10.1109/MCOM.2014.6957145</text:span></text:p>
      <text:p text:style-name="P161"><text:bookmark-start text:name="_gjdgxs4"/><text:bookmark-end text:name="_gjdgxs4"/><text:span text:style-name="T162">Larrson, E. G., Edfors, O., Tufvesson, F., &amp; Marzetta, T. L. (2014, February). Massive MIMO for Next Ge</text:span><text:span text:style-name="T163">neration Wireless Systems.<text:s/></text:span><text:span text:style-name="T164">IEEE Communications Magazine</text:span><text:span text:style-name="T165">,<text:s/></text:span><text:span text:style-name="T166">52</text:span><text:span text:style-name="T167">(2), 186-195. doi:10.1109/ACCESS.2014.6736761</text:span></text:p>
      <text:p text:style-name="P168"><text:bookmark-start text:name="_gjdgxs5"/><text:bookmark-end text:name="_gjdgxs5"/><text:span text:style-name="T169">Legere, J. (2017, May 02). T-Mobile Announces Plans for Real Nationwide Mobile 5G. Retrieved January 28, 2018, from https://newsroom.t-mobile.com/news-</text:span><text:span text:style-name="T170">and-blogs/nationwide-5g.htm</text:span></text:p>
      <text:p text:style-name="P171"><text:bookmark-start text:name="_gjdgxs6"/><text:bookmark-end text:name="_gjdgxs6"/><text:soft-page-break/><text:span text:style-name="T172">Mezzavilla, M. (2017, February 01). Retrieved January 28, 2018, from https://www.youtube.com/watch?v=TxbmIn1eMOQ</text:span></text:p>
      <text:p text:style-name="P173"><text:bookmark-start text:name="_gjdgxs7"/><text:bookmark-end text:name="_gjdgxs7"/><text:span text:style-name="T174">Newsroom. (2018, January 04). Retrieved January 28, 2018, from http://about.att.com/story/att_to_launch_mobile_5g_i</text:span><text:span text:style-name="T175">n_2018.html</text:span></text:p>
      <text:p text:style-name="P176"><text:bookmark-start text:name="_gjdgxs8"/><text:bookmark-end text:name="_gjdgxs8"/><text:span text:style-name="T177">Nordrum, A., Clark, K., &amp; IEEE Spectrum Staff. (2017, January 27). Everything You Need to Know About 5G. Retrieved January 28, 2018, from https://spectrum.ieee.org/video/telecom/wireless/everything-you-need-to-know-about-5g</text:span></text:p>
      <text:p text:style-name="P178"><text:bookmark-start text:name="_gjdgxs9"/><text:bookmark-end text:name="_gjdgxs9"/><text:span text:style-name="T179">Nordrum, A., Clark,<text:s/></text:span><text:span text:style-name="T180">K., &amp; IEEE Spectrum Staff. (2017, August 19). 5G Bytes: Small Cells Explained. Retrieved January 28, 2018, from https://spectrum.ieee.org/video/telecom/wireless/5g-bytes-small-cells-explained</text:span></text:p>
      <text:p text:style-name="P181"><text:bookmark-start text:name="_gjdgxs10"/><text:bookmark-end text:name="_gjdgxs10"/><text:span text:style-name="T182">Nordrum, A., Clark, K., &amp; IEEE Spectrum Staff. (2017, May 06). 5</text:span><text:span text:style-name="T183">G Bytes: Millimeter Waves Explained. Retrieved January 28, 2018, from https://spectrum.ieee.org/video/telecom/wireless/5g-bytes-millimeter-waves-explained</text:span></text:p>
      <text:p text:style-name="P184"><text:bookmark-start text:name="_gjdgxs11"/><text:bookmark-end text:name="_gjdgxs11"/><text:span text:style-name="T185">Rappaport, T. S., Dr., Sun, S., Mayzus, R., Zhao, H., Azar, Y., Wang, K., . . . Gutierrez, F. (2013,<text:s/></text:span><text:span text:style-name="T186">May 10). Millimeter Wave Mobile Communications for 5G Cellular: It Will Work!<text:s/></text:span><text:span text:style-name="T187">IEEE Access</text:span><text:span text:style-name="T188">,<text:s/></text:span><text:span text:style-name="T189">1</text:span><text:span text:style-name="T190">, 335-349. doi:10.1109/ACCESS.2013.226013</text:span></text:p>
      <text:p text:style-name="P191"><text:bookmark-start text:name="_gjdgxs12"/><text:bookmark-end text:name="_gjdgxs12"/><text:span text:style-name="T192">Young, R. (2017, November 30). The Future of Wireless Has Arrived. Retrieved January 28, 2018, from http://www.verizon.com</text:span><text:span text:style-name="T193">/about/news/future-wireless-has-arrived</text:span></text:p>
      <text:p text:style-name="P194"><text:bookmark-start text:name="_gjdgxs13"/><text:bookmark-end text:name="_gjdgxs1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fo:line-height="100%"/>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fo:line-height="100%"/>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fo:line-height="100%"/>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fo:line-height="100%"/>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fo:line-height="100%"/>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fo:line-height="100%"/>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fo:line-height="100%"/>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end"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Times New Roman" style:font-name-asian="Times New Roman" style:font-name-complex="Times New Roman"/>
    </style:style>
    <style:style style:name="T4" style:parent-style-name="DefaultParagraphFont" style:family="text">
      <style:text-properties style:font-name="Times New Roman" style:font-name-asian="Times New Roman" style:font-name-complex="Times New Roman"/>
    </style:style>
    <style:style style:name="T5" style:parent-style-name="DefaultParagraphFont" style:family="text">
      <style:text-properties style:font-name="Times New Roman" style:font-name-asian="Times New Roman" style:font-name-complex="Times New Roman"/>
    </style:style>
    <style:style style:name="T6" style:parent-style-name="DefaultParagraphFont" style:family="text">
      <style:text-properties style:font-name="Times New Roman" style:font-name-asian="Times New Roman" style:font-name-complex="Times New Roman"/>
    </style:style>
    <style:style style:name="P7" style:parent-style-name="Standard" style:family="paragraph">
      <style:paragraph-properties fo:margin-bottom="0in" fo:line-height="100%">
        <style:tab-stops>
          <style:tab-stop style:type="center" style:position="3.25in"/>
          <style:tab-stop style:type="right" style:position="6.5in"/>
        </style:tab-stops>
      </style:paragraph-properties>
    </style:style>
  </office:automatic-styles>
  <office:master-styles>
    <style:master-page style:name="MP0" style:page-layout-name="PL0">
      <style:header>
        <text:p text:style-name="P2"><text:span text:style-name="T3">5G NETWORK</text:span><text:span text:style-name="T4"><text:tab/></text:span><text:span text:style-name="T5"><text:tab/></text:span><text:span text:style-name="T6"><text:page-number text:fixed="false">14</text:page-number></text:span></text:p>
        <text:p text:style-name="P7"/>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euby Tuesday</dc:creator>
    <meta:creation-date>2018-01-28T20:42:00Z</meta:creation-date>
    <dc:date>2018-01-28T21:13:00Z</dc:date>
    <meta:template xlink:href="Normal.dotm" xlink:type="simple"/>
    <meta:editing-cycles>2</meta:editing-cycles>
    <meta:editing-duration>PT1860S</meta:editing-duration>
    <meta:document-statistic meta:page-count="14" meta:paragraph-count="46" meta:word-count="3509" meta:character-count="23467" meta:row-count="166" meta:non-whitespace-character-count="20004"/>
  </office:meta>
</office:document-meta>
</file>